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130d92"/>
    </style:style>
    <style:style style:name="T2" style:family="text">
      <style:text-properties officeooo:rsid="0014b92f"/>
    </style:style>
    <style:style style:name="T3" style:family="text">
      <style:text-properties officeooo:rsid="0016ae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p text:style-name="P3">Registration Form</text:p>
      <text:h text:style-name="Heading_20_2" text:outline-level="2">STEP 1: Open Terminal</text:h>
      <text:p text:style-name="Text_20_body">Open <text:span text:style-name="Strong_20_Emphasis">Terminal</text:span> (Ubuntu/Linux).</text:p>
      <text:p text:style-name="Horizontal_20_Line"/>
      <text:h text:style-name="Heading_20_2" text:outline-level="2">STEP 2: Go to Desktop</text:h>
      <text:p text:style-name="P2"><text:span text:style-name="Source_20_Text">cd Desktop</text:span></text:p>
      <text:p text:style-name="Horizontal_20_Line"/>
      <text:h text:style-name="Heading_20_2" text:outline-level="2">STEP 3: Create Django Project</text:h>
      <text:p text:style-name="P1"><text:span text:style-name="Source_20_Text">django-admin startproject myproject</text:span></text:p>
      <text:p text:style-name="P2"><text:span text:style-name="Source_20_Text">cd myproject</text:span></text:p>
      <text:p text:style-name="Horizontal_20_Line"/>
      <text:h text:style-name="Heading_20_2" text:outline-level="2">STEP 4: Create Django App</text:h>
      <text:p text:style-name="P2"><text:span text:style-name="Source_20_Text">python3 manage.py startapp </text:span><text:span text:style-name="Source_20_Text"><text:span text:style-name="T1">register</text:span></text:span></text:p>
      <text:p text:style-name="Horizontal_20_Line"/>
      <text:h text:style-name="Heading_20_2" text:outline-level="2">STEP 5: Register App in Settings</text:h>
      <text:p text:style-name="Text_20_body">Open <text:span text:style-name="Source_20_Text">myproject/settings.py</text:span></text:p>
      <text:p text:style-name="Text_20_body">Add app name inside <text:span text:style-name="Source_20_Text">INSTALLED_APPS</text:span>:</text:p>
      <text:p text:style-name="P1"><text:span text:style-name="Source_20_Text">INSTALLED_APPS = [</text:span></text:p>
      <text:p text:style-name="P1"><text:span text:style-name="Source_20_Text"><text:s text:c="4"/>'django.contrib.admin',</text:span></text:p>
      <text:p text:style-name="P1"><text:span text:style-name="Source_20_Text"><text:s text:c="4"/>'django.contrib.auth',</text:span></text:p>
      <text:p text:style-name="P1"><text:span text:style-name="Source_20_Text"><text:s text:c="4"/>'django.contrib.contenttypes',</text:span></text:p>
      <text:p text:style-name="P1"><text:span text:style-name="Source_20_Text"><text:s text:c="4"/>'django.contrib.sessions',</text:span></text:p>
      <text:p text:style-name="P1"><text:span text:style-name="Source_20_Text"><text:s text:c="4"/>'django.contrib.messages',</text:span></text:p>
      <text:p text:style-name="P1"><text:span text:style-name="Source_20_Text"><text:s text:c="4"/>'django.contrib.staticfiles',</text:span></text:p>
      <text:p text:style-name="P1"><text:span text:style-name="Source_20_Text"><text:s text:c="4"/>'</text:span><text:span text:style-name="Source_20_Text"><text:span text:style-name="T1">register</text:span></text:span><text:span text:style-name="Source_20_Text">',</text:span></text:p>
      <text:p text:style-name="P2"><text:span text:style-name="Source_20_Text">]</text:span></text:p>
      <text:p text:style-name="Horizontal_20_Line"/>
      <text:h text:style-name="Heading_20_2" text:outline-level="2">STEP 6: Create Templates Folder</text:h>
      <text:p text:style-name="P1"><text:span text:style-name="Source_20_Text">cd </text:span><text:span text:style-name="Source_20_Text"><text:span text:style-name="T1">register</text:span></text:span></text:p>
      <text:p text:style-name="P1"><text:span text:style-name="Source_20_Text">mkdir templates</text:span></text:p>
      <text:p text:style-name="P2"><text:span text:style-name="Source_20_Text">cd ..</text:span></text:p>
      <text:p text:style-name="Horizontal_20_Line"/>
      <text:h text:style-name="Heading_20_2" text:outline-level="2"><text:soft-page-break/>STEP 7: Create <text:span text:style-name="Source_20_Text">index.html</text:span> (Login Page)</text:h>
      <text:p text:style-name="Text_20_body">Path: <text:span text:style-name="T2">register</text:span><text:span text:style-name="Source_20_Text">/templates/index.html</text:span></text:p>
      <text:p text:style-name="P1"><text:span text:style-name="Source_20_Text">&lt;!DOCTYPE html&gt;</text:span></text:p>
      <text:p text:style-name="P1"><text:span text:style-name="Source_20_Text">&lt;html&gt;</text:span></text:p>
      <text:p text:style-name="P1"><text:span text:style-name="Source_20_Text">&lt;head&gt;</text:span></text:p>
      <text:p text:style-name="P1"><text:span text:style-name="Source_20_Text"><text:s text:c="4"/>&lt;title&gt;Login&lt;/title&gt;</text:span></text:p>
      <text:p text:style-name="P1"><text:span text:style-name="Source_20_Text">&lt;/head&gt;</text:span></text:p>
      <text:p text:style-name="P1"><text:span text:style-name="Source_20_Text">&lt;body&gt;</text:span></text:p>
      <text:p text:style-name="P1"><text:span text:style-name="Source_20_Text"><text:s text:c="4"/>&lt;h2&gt;Login Page&lt;/h2&gt;</text:span></text:p>
      <text:p text:style-name="P1"><text:span text:style-name="Source_20_Text"><text:s text:c="4"/>&lt;a href="{% url 'register' %}"&gt;New User? Register Here&lt;/a&gt;</text:span></text:p>
      <text:p text:style-name="P1"><text:span text:style-name="Source_20_Text">&lt;/body&gt;</text:span></text:p>
      <text:p text:style-name="P2"><text:span text:style-name="Source_20_Text">&lt;/html&gt;</text:span></text:p>
      <text:p text:style-name="Horizontal_20_Line"/>
      <text:h text:style-name="Heading_20_2" text:outline-level="2">STEP 8: Create <text:span text:style-name="Source_20_Text">register.html</text:span></text:h>
      <text:p text:style-name="Text_20_body">Path: <text:span text:style-name="T2">register</text:span><text:span text:style-name="Source_20_Text">/templates/register.html</text:span></text:p>
      <text:p text:style-name="P1"><text:span text:style-name="Source_20_Text">&lt;!DOCTYPE html&gt;</text:span></text:p>
      <text:p text:style-name="P1"><text:span text:style-name="Source_20_Text">&lt;html&gt;</text:span></text:p>
      <text:p text:style-name="P1"><text:span text:style-name="Source_20_Text">&lt;head&gt;</text:span></text:p>
      <text:p text:style-name="P1"><text:span text:style-name="Source_20_Text"><text:s text:c="4"/>&lt;title&gt;Register&lt;/title&gt;</text:span></text:p>
      <text:p text:style-name="P1"><text:span text:style-name="Source_20_Text">&lt;/head&gt;</text:span></text:p>
      <text:p text:style-name="P1"><text:span text:style-name="Source_20_Text">&lt;body&gt;</text:span></text:p>
      <text:p text:style-name="P1"><text:span text:style-name="Source_20_Text"><text:s text:c="4"/>&lt;h2&gt;Registration Form&lt;/h2&gt;</text:span></text:p>
      <text:p text:style-name="P1"/>
      <text:p text:style-name="P1"><text:span text:style-name="Source_20_Text"><text:s text:c="4"/>&lt;form method="post"&gt;</text:span></text:p>
      <text:p text:style-name="P1"><text:span text:style-name="Source_20_Text"><text:s text:c="8"/>{% csrf_token %}</text:span></text:p>
      <text:p text:style-name="P1"><text:span text:style-name="Source_20_Text"><text:s text:c="8"/>{{ form.as_p }}</text:span></text:p>
      <text:p text:style-name="P1"><text:span text:style-name="Source_20_Text"><text:s text:c="8"/>&lt;button type="submit"&gt;Register&lt;/button&gt;</text:span></text:p>
      <text:p text:style-name="P1"><text:span text:style-name="Source_20_Text"><text:s text:c="4"/>&lt;/form&gt;</text:span></text:p>
      <text:p text:style-name="P1"/>
      <text:p text:style-name="P1"><text:span text:style-name="Source_20_Text"><text:s text:c="4"/>&lt;a href="{% url 'index' %}"&gt;Back to Login&lt;/a&gt;</text:span></text:p>
      <text:p text:style-name="P1"><text:span text:style-name="Source_20_Text">&lt;/body&gt;</text:span></text:p>
      <text:p text:style-name="P2"><text:span text:style-name="Source_20_Text">&lt;/html&gt;</text:span></text:p>
      <text:p text:style-name="Horizontal_20_Line"/>
      <text:h text:style-name="Heading_20_2" text:outline-level="2">STEP 9: Create Forms File</text:h>
      <text:p text:style-name="Text_20_body">Create file: <text:span text:style-name="T2">register</text:span><text:span text:style-name="Source_20_Text">/forms.py</text:span></text:p>
      <text:p text:style-name="P1"><text:span text:style-name="Source_20_Text">from django import forms</text:span></text:p>
      <text:p text:style-name="P1"><text:span text:style-name="Source_20_Text">from django.contrib.auth.models import User</text:span></text:p>
      <text:p text:style-name="P1"/>
      <text:p text:style-name="P1"><text:span text:style-name="Source_20_Text">class RegisterForm(forms.ModelForm):</text:span></text:p>
      <text:p text:style-name="P1"><text:span text:style-name="Source_20_Text"><text:s text:c="4"/>class Meta:</text:span></text:p>
      <text:p text:style-name="P1"><text:span text:style-name="Source_20_Text"><text:s text:c="8"/>model = User</text:span></text:p>
      <text:p text:style-name="P1"><text:span text:style-name="Source_20_Text"><text:s text:c="8"/>fields = ['username', 'email', 'password', 'first_name', 'last_name']</text:span></text:p>
      <text:p text:style-name="P1"><text:span text:style-name="Source_20_Text"><text:s text:c="8"/>widgets = {</text:span></text:p>
      <text:p text:style-name="P1"><text:span text:style-name="Source_20_Text"><text:s text:c="12"/>'password': forms.PasswordInput(),</text:span></text:p>
      <text:p text:style-name="P1"><text:span text:style-name="Source_20_Text"><text:s text:c="12"/>'email': forms.EmailInput(),</text:span></text:p>
      <text:p text:style-name="P2"><text:span text:style-name="Source_20_Text"><text:s text:c="8"/>}</text:span></text:p>
      <text:p text:style-name="Horizontal_20_Line"/>
      <text:h text:style-name="Heading_20_2" text:outline-level="2"><text:soft-page-break/>STEP 10: Create Views</text:h>
      <text:p text:style-name="Text_20_body">Open <text:span text:style-name="T2">register</text:span><text:span text:style-name="Source_20_Text">/views.py</text:span></text:p>
      <text:p text:style-name="P1"><text:span text:style-name="Source_20_Text">from django.shortcuts import render, redirect</text:span></text:p>
      <text:p text:style-name="P1"><text:span text:style-name="Source_20_Text">from .forms import RegisterForm</text:span></text:p>
      <text:p text:style-name="P1"/>
      <text:p text:style-name="P1"><text:span text:style-name="Source_20_Text">def index(request):</text:span></text:p>
      <text:p text:style-name="P1"><text:span text:style-name="Source_20_Text"><text:s text:c="4"/>return render(request, 'index.html')</text:span></text:p>
      <text:p text:style-name="P1"/>
      <text:p text:style-name="P1"><text:span text:style-name="Source_20_Text">def register(request):</text:span></text:p>
      <text:p text:style-name="P1"><text:span text:style-name="Source_20_Text"><text:s text:c="4"/>if request.method == 'POST':</text:span></text:p>
      <text:p text:style-name="P1"><text:span text:style-name="Source_20_Text"><text:s text:c="8"/>form = RegisterForm(request.POST)</text:span></text:p>
      <text:p text:style-name="P1"><text:span text:style-name="Source_20_Text"><text:s text:c="8"/>if form.is_valid():</text:span></text:p>
      <text:p text:style-name="P1"><text:span text:style-name="Source_20_Text"><text:s text:c="12"/>user = form.save(commit=False)</text:span></text:p>
      <text:p text:style-name="P1"><text:span text:style-name="Source_20_Text"><text:s text:c="12"/>user.set_password(form.cleaned_data['password'])</text:span></text:p>
      <text:p text:style-name="P1"><text:span text:style-name="Source_20_Text"><text:s text:c="12"/>user.save()</text:span></text:p>
      <text:p text:style-name="P1"><text:span text:style-name="Source_20_Text"><text:s text:c="12"/>return redirect('index')</text:span></text:p>
      <text:p text:style-name="P1"><text:span text:style-name="Source_20_Text"><text:s text:c="4"/>else:</text:span></text:p>
      <text:p text:style-name="P1"><text:span text:style-name="Source_20_Text"><text:s text:c="8"/>form = RegisterForm()</text:span></text:p>
      <text:p text:style-name="P1"/>
      <text:p text:style-name="P2"><text:span text:style-name="Source_20_Text"><text:s text:c="4"/>return render(request, 'register.html', {'form': form})</text:span></text:p>
      <text:p text:style-name="Horizontal_20_Line"/>
      <text:h text:style-name="Heading_20_2" text:outline-level="2">STEP 11: Create App URLs</text:h>
      <text:p text:style-name="Text_20_body">Create file: <text:span text:style-name="T2">register</text:span><text:span text:style-name="Source_20_Text">/urls.py</text:span></text:p>
      <text:p text:style-name="P1"><text:span text:style-name="Source_20_Text">from django.urls import path</text:span></text:p>
      <text:p text:style-name="P1"><text:span text:style-name="Source_20_Text">from . import views</text:span></text:p>
      <text:p text:style-name="P1"/>
      <text:p text:style-name="P1"><text:span text:style-name="Source_20_Text">urlpatterns = [</text:span></text:p>
      <text:p text:style-name="P1"><text:span text:style-name="Source_20_Text"><text:s text:c="4"/>path('', views.index, name='index'),</text:span></text:p>
      <text:p text:style-name="P1"><text:span text:style-name="Source_20_Text"><text:s text:c="4"/>path('register/', views.register, name='register'),</text:span></text:p>
      <text:p text:style-name="P2"><text:span text:style-name="Source_20_Text">]</text:span></text:p>
      <text:p text:style-name="Horizontal_20_Line"/>
      <text:h text:style-name="Heading_20_2" text:outline-level="2">STEP 12: Connect App URLs to Project</text:h>
      <text:p text:style-name="Text_20_body">Open <text:span text:style-name="Source_20_Text">myproject/urls.py</text:span></text:p>
      <text:p text:style-name="P1"><text:span text:style-name="Source_20_Text">from django.contrib import admin</text:span></text:p>
      <text:p text:style-name="P1"><text:span text:style-name="Source_20_Text">from django.urls import path, include</text:span></text:p>
      <text:p text:style-name="P1"/>
      <text:p text:style-name="P1"><text:span text:style-name="Source_20_Text">urlpatterns = [</text:span></text:p>
      <text:p text:style-name="P1"><text:span text:style-name="Source_20_Text"><text:s text:c="4"/>path('admin/', admin.site.urls),</text:span></text:p>
      <text:p text:style-name="P1"><text:span text:style-name="Source_20_Text"><text:s text:c="4"/>path('', include('</text:span><text:span text:style-name="Source_20_Text"><text:span text:style-name="T3">register</text:span></text:span><text:span text:style-name="Source_20_Text">.urls')),</text:span></text:p>
      <text:p text:style-name="P2"><text:span text:style-name="Source_20_Text">]</text:span></text:p>
      <text:p text:style-name="Horizontal_20_Line"/>
      <text:h text:style-name="Heading_20_2" text:outline-level="2">STEP 13: Run Database Migrations</text:h>
      <text:p text:style-name="P2"><text:span text:style-name="Source_20_Text">python3 manage.py migrate</text:span></text:p>
      <text:p text:style-name="Horizontal_20_Line"/>
      <text:h text:style-name="Heading_20_2" text:outline-level="2"><text:soft-page-break/>STEP 14: Run Server</text:h>
      <text:p text:style-name="P2"><text:span text:style-name="Source_20_Text">python3 manage.py runserver 8080</text:span></text:p>
      <text:p text:style-name="Horizontal_20_Line"/>
      <text:h text:style-name="Heading_20_2" text:outline-level="2">STEP 15: Open Browser</text:h>
      <text:p text:style-name="Text_20_body">Login page:</text:p>
      <text:p text:style-name="P2"><text:span text:style-name="Source_20_Text">http://127.0.0.1:8080/</text:span></text:p>
      <text:p text:style-name="Text_20_body">Registration page:</text:p>
      <text:p text:style-name="P2"><text:span text:style-name="Source_20_Text">http://127.0.0.1:8080/register/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0:30:09.843297257</meta:creation-date>
    <dc:date>2026-01-27T13:00:55.454021619</dc:date>
    <meta:editing-duration>PT28M1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109" meta:word-count="295" meta:character-count="2776" meta:non-whitespace-character-count="2342"/>
  </office:meta>
</office:document-meta>
</file>